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style:font-name-complex="Liberation Serif" fo:language="en" fo:country="CA"/>
    </style:style>
    <style:style style:name="P2" style:parent-style-name="Standard" style:family="paragraph">
      <style:paragraph-properties fo:text-align="justify"/>
      <style:text-properties style:font-name-complex="Liberation Serif" fo:language="en" fo:country="CA"/>
    </style:style>
    <style:style style:name="P3" style:parent-style-name="Standard" style:family="paragraph">
      <style:paragraph-properties fo:text-align="justify"/>
    </style:style>
    <style:style style:name="T4" style:parent-style-name="DefaultParagraphFont" style:family="text">
      <style:text-properties style:font-name-complex="Liberation Serif" fo:language="en" fo:country="CA"/>
    </style:style>
    <style:style style:name="T5" style:parent-style-name="DefaultParagraphFont" style:family="text">
      <style:text-properties style:font-name-complex="Liberation Serif" fo:language="en" fo:country="CA"/>
    </style:style>
    <style:style style:name="T6" style:parent-style-name="DefaultParagraphFont" style:family="text">
      <style:text-properties style:font-name-complex="Liberation Serif" fo:language="en" fo:country="CA"/>
    </style:style>
    <style:style style:name="T7" style:parent-style-name="DefaultParagraphFont" style:family="text">
      <style:text-properties style:font-name-complex="Liberation Serif" fo:language="en" fo:country="CA"/>
    </style:style>
    <style:style style:name="T8" style:parent-style-name="Hyperlink" style:family="text">
      <style:text-properties style:font-name-complex="Liberation Serif" style:use-window-font-color="true" fo:language="en" fo:country="CA"/>
    </style:style>
    <style:style style:name="P9" style:parent-style-name="Normal" style:family="paragraph">
      <style:text-properties style:font-name="Liberation Serif" style:font-name-complex="Liberation Serif" fo:language="en" fo:country="CA"/>
    </style:style>
    <style:style style:name="T10" style:parent-style-name="DefaultParagraphFont" style:family="text">
      <style:text-properties style:font-name="Liberation Serif" style:font-name-complex="Liberation Serif" fo:font-weight="bold" style:font-weight-asian="bold" style:font-weight-complex="bold" fo:language="en" fo:country="CA"/>
    </style:style>
    <style:style style:name="P11" style:parent-style-name="Normal" style:family="paragraph">
      <style:text-properties style:font-name="Liberation Serif" style:font-name-complex="Liberation Serif" fo:language="en" fo:country="CA"/>
    </style:style>
    <style:style style:name="P12" style:parent-style-name="Normal" style:family="paragraph">
      <style:text-properties style:font-name="Liberation Serif" style:font-name-complex="Liberation Serif" fo:language="en" fo:country="CA"/>
    </style:style>
    <style:style style:name="T13" style:parent-style-name="DefaultParagraphFont" style:family="text">
      <style:text-properties style:font-name="Liberation Serif" style:font-name-complex="Liberation Serif" fo:language="en" fo:country="CA"/>
    </style:style>
    <style:style style:name="T14" style:parent-style-name="DefaultParagraphFont" style:family="text">
      <style:text-properties style:font-name="Liberation Serif" style:font-name-complex="Liberation Serif" fo:language="en" fo:country="CA"/>
    </style:style>
    <style:style style:name="T15" style:parent-style-name="DefaultParagraphFont" style:family="text">
      <style:text-properties style:font-name="Liberation Serif" style:font-name-complex="Liberation Serif" fo:language="en" fo:country="CA"/>
    </style:style>
    <style:style style:name="T16" style:parent-style-name="Hyperlink" style:family="text">
      <style:text-properties style:font-name="Liberation Serif" style:font-name-complex="Liberation Serif" fo:language="en" fo:country="CA"/>
    </style:style>
    <style:style style:name="T17" style:parent-style-name="DefaultParagraphFont" style:family="text">
      <style:text-properties style:font-name="Liberation Serif" style:font-name-complex="Liberation Serif" fo:font-weight="bold" style:font-weight-asian="bold" style:font-weight-complex="bold" fo:language="en" fo:country="CA"/>
    </style:style>
    <style:style style:name="P18" style:parent-style-name="Normal" style:family="paragraph">
      <style:text-properties style:font-name="Liberation Serif" style:font-name-complex="Liberation Serif" fo:language="en" fo:country="CA"/>
    </style:style>
    <style:style style:name="P19" style:parent-style-name="Normal" style:family="paragraph">
      <style:text-properties style:font-name="Liberation Serif" style:font-name-complex="Liberation Serif" fo:font-weight="bold" style:font-weight-asian="bold" style:font-weight-complex="bold" fo:language="en" fo:country="CA"/>
    </style:style>
    <style:style style:name="P20" style:parent-style-name="ListParagraph" style:family="paragraph">
      <style:text-properties style:font-name="Liberation Serif" style:font-name-complex="Liberation Serif" fo:language="en" fo:country="CA"/>
    </style:style>
    <style:style style:name="P21" style:parent-style-name="ListParagraph" style:family="paragraph">
      <style:text-properties style:font-name="Liberation Serif" style:font-name-complex="Liberation Serif" fo:language="en" fo:country="CA"/>
    </style:style>
    <style:style style:name="T22" style:parent-style-name="DefaultParagraphFont" style:family="text">
      <style:text-properties style:font-name="Liberation Serif" style:font-name-complex="Liberation Serif" fo:font-weight="bold" style:font-weight-asian="bold" style:font-weight-complex="bold" fo:language="en" fo:country="CA"/>
    </style:style>
    <style:style style:name="T23" style:parent-style-name="DefaultParagraphFont" style:family="text">
      <style:text-properties style:font-name="Liberation Serif" style:font-name-complex="Liberation Serif" fo:language="de" fo:country="DE"/>
    </style:style>
    <style:style style:name="T24" style:parent-style-name="DefaultParagraphFont" style:family="text">
      <style:text-properties style:font-name="Liberation Serif" style:font-name-complex="Liberation Serif" fo:font-style="italic" style:font-style-asian="italic" style:font-style-complex="italic" fo:language="en" fo:country="CA"/>
    </style:style>
    <style:style style:name="T25" style:parent-style-name="DefaultParagraphFont" style:family="text">
      <style:text-properties style:font-name="Liberation Serif" style:font-name-complex="Liberation Serif" fo:language="en" fo:country="CA"/>
    </style:style>
    <style:style style:name="P26" style:parent-style-name="Normal" style:family="paragraph">
      <style:text-properties style:font-name="Liberation Serif" style:font-name-complex="Liberation Serif" fo:language="en" fo:country="CA"/>
    </style:style>
    <style:style style:name="P27" style:parent-style-name="Standard" style:family="paragraph">
      <style:paragraph-properties fo:text-align="justify"/>
      <style:text-properties style:font-name-complex="Liberation Serif" fo:font-size="10pt" style:font-size-asian="10pt" style:font-size-complex="10pt" fo:language="en" fo:country="CA"/>
    </style:style>
    <style:style style:name="TableColumn29" style:family="table-column">
      <style:table-column-properties style:column-width="1.6909in"/>
    </style:style>
    <style:style style:name="TableColumn30" style:family="table-column">
      <style:table-column-properties style:column-width="1.6909in"/>
    </style:style>
    <style:style style:name="TableColumn31" style:family="table-column">
      <style:table-column-properties style:column-width="1.6916in"/>
    </style:style>
    <style:style style:name="TableColumn32" style:family="table-column">
      <style:table-column-properties style:column-width="1.6916in"/>
    </style:style>
    <style:style style:name="Table28" style:family="table">
      <style:table-properties style:width="6.7652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style:font-name="Liberation Serif" style:font-name-complex="Liberation Serif" fo:language="en" fo:country="CA"/>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style:font-name="Liberation Serif" style:font-name-complex="Liberation Serif" fo:language="en" fo:country="CA"/>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font-name="Liberation Serif" style:font-name-complex="Liberation Serif" fo:language="en" fo:country="CA"/>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Liberation Serif" style:font-name-complex="Liberation Serif" fo:language="en" fo:country="CA"/>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Liberation Serif" style:font-name-complex="Liberation Serif" fo:language="en" fo:country="CA"/>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47" style:parent-style-name="DefaultParagraphFont" style:family="text">
      <style:text-properties style:font-name="Liberation Serif" style:font-name-complex="Liberation Serif" fo:language="en" fo:country="CA"/>
    </style:style>
    <style:style style:name="T48" style:parent-style-name="DefaultParagraphFont" style:family="text">
      <style:text-properties style:font-name="Liberation Serif" style:font-name-complex="Liberation Serif" style:text-position="super 66.6%" fo:language="en" fo:country="CA"/>
    </style:style>
    <style:style style:name="T49" style:parent-style-name="DefaultParagraphFont" style:family="text">
      <style:text-properties style:font-name="Liberation Serif" style:font-name-complex="Liberation Serif" fo:language="en" fo:country="CA"/>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Liberation Serif" style:font-name-complex="Liberation Serif" fo:language="en" fo:country="CA"/>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style:font-name="Liberation Serif" style:font-name-complex="Liberation Serif" fo:language="en" fo:country="CA"/>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Liberation Serif" style:font-name-complex="Liberation Serif" fo:language="en" fo:country="CA"/>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59" style:parent-style-name="DefaultParagraphFont" style:family="text">
      <style:text-properties style:font-name="Liberation Serif" style:font-name-complex="Liberation Serif" fo:language="en" fo:country="CA"/>
    </style:style>
    <style:style style:name="T60" style:parent-style-name="DefaultParagraphFont" style:family="text">
      <style:text-properties style:font-name="Liberation Serif" style:font-name-complex="Liberation Serif" style:text-position="super 66.6%" fo:language="en" fo:country="CA"/>
    </style:style>
    <style:style style:name="T61" style:parent-style-name="DefaultParagraphFont" style:family="text">
      <style:text-properties style:font-name="Liberation Serif" style:font-name-complex="Liberation Serif" fo:language="en" fo:country="CA"/>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Liberation Serif" style:font-name-complex="Liberation Serif" fo:language="en" fo:country="CA"/>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Liberation Serif" style:font-name-complex="Liberation Serif" fo:language="en" fo:country="CA"/>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Liberation Serif" style:font-name-complex="Liberation Serif" fo:language="en" fo:country="CA"/>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style:font-name="Liberation Serif" style:font-name-complex="Liberation Serif" fo:language="en" fo:country="CA"/>
    </style:style>
    <style:style style:name="T72" style:parent-style-name="DefaultParagraphFont" style:family="text">
      <style:text-properties style:font-name="Liberation Serif" style:font-name-complex="Liberation Serif" style:text-position="super 66.6%" fo:language="en" fo:country="CA"/>
    </style:style>
    <style:style style:name="T73" style:parent-style-name="DefaultParagraphFont" style:family="text">
      <style:text-properties style:font-name="Liberation Serif" style:font-name-complex="Liberation Serif" fo:language="en" fo:country="CA"/>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style:font-name="Liberation Serif" style:font-name-complex="Liberation Serif" fo:language="en" fo:country="CA"/>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Liberation Serif" style:font-name-complex="Liberation Serif" fo:language="en" fo:country="CA"/>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Liberation Serif" style:font-name-complex="Liberation Serif" fo:language="en" fo:country="CA"/>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83" style:parent-style-name="DefaultParagraphFont" style:family="text">
      <style:text-properties style:font-name="Liberation Serif" style:font-name-complex="Liberation Serif" fo:language="en" fo:country="CA"/>
    </style:style>
    <style:style style:name="T84" style:parent-style-name="DefaultParagraphFont" style:family="text">
      <style:text-properties style:font-name="Liberation Serif" style:font-name-complex="Liberation Serif" style:text-position="super 66.6%" fo:language="en" fo:country="CA"/>
    </style:style>
    <style:style style:name="T85" style:parent-style-name="DefaultParagraphFont" style:family="text">
      <style:text-properties style:font-name="Liberation Serif" style:font-name-complex="Liberation Serif" fo:language="en" fo:country="CA"/>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Liberation Serif" style:font-name-complex="Liberation Serif" fo:language="en" fo:country="CA"/>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Liberation Serif" style:font-name-complex="Liberation Serif" fo:language="en" fo:country="CA"/>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Liberation Serif" style:font-name-complex="Liberation Serif" fo:language="en" fo:country="CA"/>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95" style:parent-style-name="DefaultParagraphFont" style:family="text">
      <style:text-properties style:font-name="Liberation Serif" style:font-name-complex="Liberation Serif" fo:language="en" fo:country="CA"/>
    </style:style>
    <style:style style:name="T96" style:parent-style-name="DefaultParagraphFont" style:family="text">
      <style:text-properties style:font-name="Liberation Serif" style:font-name-complex="Liberation Serif" style:text-position="super 66.6%" fo:language="en" fo:country="CA"/>
    </style:style>
    <style:style style:name="T97" style:parent-style-name="DefaultParagraphFont" style:family="text">
      <style:text-properties style:font-name="Liberation Serif" style:font-name-complex="Liberation Serif" fo:language="en" fo:country="CA"/>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Liberation Serif" style:font-name-complex="Liberation Serif" fo:language="en" fo:country="CA"/>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Liberation Serif" style:font-name-complex="Liberation Serif" fo:language="en" fo:country="CA"/>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Liberation Serif" style:font-name-complex="Liberation Serif" fo:language="en" fo:country="CA"/>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107" style:parent-style-name="DefaultParagraphFont" style:family="text">
      <style:text-properties style:font-name="Liberation Serif" style:font-name-complex="Liberation Serif" fo:language="en" fo:country="CA"/>
    </style:style>
    <style:style style:name="T108" style:parent-style-name="DefaultParagraphFont" style:family="text">
      <style:text-properties style:font-name="Liberation Serif" style:font-name-complex="Liberation Serif" style:text-position="super 66.6%" fo:language="en" fo:country="CA"/>
    </style:style>
    <style:style style:name="T109" style:parent-style-name="DefaultParagraphFont" style:family="text">
      <style:text-properties style:font-name="Liberation Serif" style:font-name-complex="Liberation Serif" fo:language="en" fo:country="CA"/>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Liberation Serif" style:font-name-complex="Liberation Serif" fo:language="en" fo:country="CA"/>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Liberation Serif" style:font-name-complex="Liberation Serif" fo:language="en" fo:country="CA"/>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Liberation Serif" style:font-name-complex="Liberation Serif" fo:language="en" fo:country="CA"/>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119" style:parent-style-name="DefaultParagraphFont" style:family="text">
      <style:text-properties style:font-name="Liberation Serif" style:font-name-complex="Liberation Serif" fo:language="en" fo:country="CA"/>
    </style:style>
    <style:style style:name="T120" style:parent-style-name="DefaultParagraphFont" style:family="text">
      <style:text-properties style:font-name="Liberation Serif" style:font-name-complex="Liberation Serif" style:text-position="super 66.6%" fo:language="en" fo:country="CA"/>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Liberation Serif" style:font-name-complex="Liberation Serif" fo:language="en" fo:country="CA"/>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Liberation Serif" style:font-name-complex="Liberation Serif" fo:language="en" fo:country="CA"/>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Liberation Serif" style:font-name-complex="Liberation Serif" fo:language="en" fo:country="CA"/>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130" style:parent-style-name="DefaultParagraphFont" style:family="text">
      <style:text-properties style:font-name="Liberation Serif" style:font-name-complex="Liberation Serif" fo:language="en" fo:country="CA"/>
    </style:style>
    <style:style style:name="T131" style:parent-style-name="DefaultParagraphFont" style:family="text">
      <style:text-properties style:font-name="Liberation Serif" style:font-name-complex="Liberation Serif" style:text-position="super 66.6%" fo:language="en" fo:country="CA"/>
    </style:style>
    <style:style style:name="T132" style:parent-style-name="DefaultParagraphFont" style:family="text">
      <style:text-properties style:font-name="Liberation Serif" style:font-name-complex="Liberation Serif" fo:language="en" fo:country="CA"/>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style:font-name="Liberation Serif" style:font-name-complex="Liberation Serif" fo:language="en" fo:country="CA"/>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Liberation Serif" style:font-name-complex="Liberation Serif" fo:language="en" fo:country="CA"/>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style:font-name="Liberation Serif" style:font-name-complex="Liberation Serif" fo:language="en" fo:country="CA"/>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DefaultParagraphFont" style:family="text">
      <style:text-properties style:font-name="Liberation Serif" style:font-name-complex="Liberation Serif" fo:language="en" fo:country="CA"/>
    </style:style>
    <style:style style:name="T143" style:parent-style-name="DefaultParagraphFont" style:family="text">
      <style:text-properties style:font-name="Liberation Serif" style:font-name-complex="Liberation Serif" style:text-position="super 66.6%" fo:language="en" fo:country="CA"/>
    </style:style>
    <style:style style:name="T144" style:parent-style-name="DefaultParagraphFont" style:family="text">
      <style:text-properties style:font-name="Liberation Serif" style:font-name-complex="Liberation Serif" fo:language="en" fo:country="CA"/>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Liberation Serif" style:font-name-complex="Liberation Serif" fo:language="en" fo:country="CA"/>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Liberation Serif" style:font-name-complex="Liberation Serif" fo:language="en" fo:country="CA"/>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Liberation Serif" style:font-name-complex="Liberation Serif" fo:language="en" fo:country="CA"/>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154" style:parent-style-name="DefaultParagraphFont" style:family="text">
      <style:text-properties style:font-name="Liberation Serif" style:font-name-complex="Liberation Serif" fo:language="en" fo:country="CA"/>
    </style:style>
    <style:style style:name="T155" style:parent-style-name="DefaultParagraphFont" style:family="text">
      <style:text-properties style:font-name="Liberation Serif" style:font-name-complex="Liberation Serif" style:text-position="super 66.6%" fo:language="en" fo:country="CA"/>
    </style:style>
    <style:style style:name="T156" style:parent-style-name="DefaultParagraphFont" style:family="text">
      <style:text-properties style:font-name="Liberation Serif" style:font-name-complex="Liberation Serif" fo:language="en" fo:country="CA"/>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Liberation Serif" style:font-name-complex="Liberation Serif" fo:language="en" fo:country="CA"/>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Liberation Serif" style:font-name-complex="Liberation Serif" fo:language="en" fo:country="CA"/>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font-name="Liberation Serif" style:font-name-complex="Liberation Serif" fo:language="en" fo:country="CA"/>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166" style:parent-style-name="DefaultParagraphFont" style:family="text">
      <style:text-properties style:font-name="Liberation Serif" style:font-name-complex="Liberation Serif" fo:language="en" fo:country="CA"/>
    </style:style>
    <style:style style:name="T167" style:parent-style-name="DefaultParagraphFont" style:family="text">
      <style:text-properties style:font-name="Liberation Serif" style:font-name-complex="Liberation Serif" style:text-position="super 66.6%" fo:language="en" fo:country="CA"/>
    </style:style>
    <style:style style:name="T168" style:parent-style-name="DefaultParagraphFont" style:family="text">
      <style:text-properties style:font-name="Liberation Serif" style:font-name-complex="Liberation Serif" fo:language="en" fo:country="CA"/>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style:font-name="Liberation Serif" style:font-name-complex="Liberation Serif" fo:language="en" fo:country="CA"/>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style:font-name="Liberation Serif" style:font-name-complex="Liberation Serif" fo:language="en" fo:country="CA"/>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Liberation Serif" style:font-name-complex="Liberation Serif" fo:language="en" fo:country="CA"/>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178" style:parent-style-name="DefaultParagraphFont" style:family="text">
      <style:text-properties style:font-name="Liberation Serif" style:font-name-complex="Liberation Serif" fo:language="en" fo:country="CA"/>
    </style:style>
    <style:style style:name="T179" style:parent-style-name="DefaultParagraphFont" style:family="text">
      <style:text-properties style:font-name="Liberation Serif" style:font-name-complex="Liberation Serif" style:text-position="super 66.6%" fo:language="en" fo:country="CA"/>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Liberation Serif" style:font-name-complex="Liberation Serif" fo:language="en" fo:country="CA"/>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font-name="Liberation Serif" style:font-name-complex="Liberation Serif" fo:language="en" fo:country="CA"/>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style:font-name="Liberation Serif" style:font-name-complex="Liberation Serif" fo:language="en" fo:country="CA"/>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189" style:parent-style-name="DefaultParagraphFont" style:family="text">
      <style:text-properties style:font-name="Liberation Serif" style:font-name-complex="Liberation Serif" fo:language="en" fo:country="CA"/>
    </style:style>
    <style:style style:name="T190" style:parent-style-name="DefaultParagraphFont" style:family="text">
      <style:text-properties style:font-name="Liberation Serif" style:font-name-complex="Liberation Serif" style:text-position="super 66.6%" fo:language="en" fo:country="CA"/>
    </style:style>
    <style:style style:name="T191" style:parent-style-name="DefaultParagraphFont" style:family="text">
      <style:text-properties style:font-name="Liberation Serif" style:font-name-complex="Liberation Serif" fo:language="en" fo:country="CA"/>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font-name="Liberation Serif" style:font-name-complex="Liberation Serif" fo:language="en" fo:country="CA"/>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Liberation Serif" style:font-name-complex="Liberation Serif" fo:language="en" fo:country="CA"/>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Liberation Serif" style:font-name-complex="Liberation Serif" fo:language="en" fo:country="CA"/>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Liberation Serif" style:font-name-complex="Liberation Serif" fo:language="en" fo:country="CA"/>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style:font-name="Liberation Serif" style:font-name-complex="Liberation Serif" fo:language="en" fo:country="CA"/>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style:font-name="Liberation Serif" style:font-name-complex="Liberation Serif" fo:language="en" fo:country="CA"/>
    </style:style>
    <style:style style:name="P205" style:parent-style-name="Normal" style:family="paragraph">
      <style:text-properties style:font-name="Liberation Serif" style:font-name-complex="Liberation Serif" fo:language="en" fo:country="CA"/>
    </style:style>
    <style:style style:name="P206" style:parent-style-name="Normal" style:family="paragraph">
      <style:text-properties style:font-name="Liberation Serif" style:font-name-complex="Liberation Serif" fo:language="en" fo:country="CA"/>
    </style:style>
    <style:style style:name="P207" style:parent-style-name="Normal" style:family="paragraph">
      <style:text-properties style:font-name="Liberation Serif" style:font-name-complex="Liberation Serif" fo:language="en" fo:country="CA"/>
    </style:style>
    <style:style style:name="P208" style:parent-style-name="Normal" style:family="paragraph">
      <style:text-properties style:font-name="Liberation Serif" style:font-name-complex="Liberation Serif" fo:font-weight="bold" style:font-weight-asian="bold" style:font-weight-complex="bold" fo:language="en" fo:country="CA"/>
    </style:style>
    <style:style style:name="P209" style:parent-style-name="Normal" style:family="paragraph">
      <style:text-properties fo:language="en" fo:country="CA"/>
    </style:style>
  </office:automatic-styles>
  <office:body>
    <office:text text:use-soft-page-breaks="true">
      <text:p text:style-name="P1">Friedrich Schiller University Jena<text:tab/><text:tab/><text:tab/>Dr. Adam J.R. Tallman</text:p>
      <text:p text:style-name="P2">Department of English and American Studies <text:s text:c="9"/>Office Hours: By appointment<text:s/></text:p>
      <text:p text:style-name="P3"><text:span text:style-name="T4">Winter term 2023/2024 (WS 2023)</text:span><text:span text:style-name="T5"><text:tab/></text:span><text:span text:style-name="T6"><text:tab/></text:span><text:span text:style-name="T7"><text:tab/>email:<text:s/></text:span><text:a xlink:href="mailto:adam.james.ross.tallman@uni-jena.de" office:target-frame-name="_top" xlink:show="replace"><text:span text:style-name="T8">adam.james.ross.tallman@uni-jena.de</text:span></text:a></text:p>
      <text:p text:style-name="P9"/>
      <text:p text:style-name="Normal"><text:span text:style-name="T10">Introduction to corpus linguistics</text:span></text:p>
      <text:p text:style-name="P11">Lecturer:<text:tab/>Adam J.R. Tallman</text:p>
      <text:p text:style-name="P12">Time:<text:s/><text:tab/><text:tab/>Friday 12:00-14:00</text:p>
      <text:p text:style-name="Normal"><text:span text:style-name="T13">Venue:</text:span><text:span text:style-name="T14"><text:tab/></text:span><text:span text:style-name="T15"><text:tab/></text:span><text:a office:title="See details on Room SR 208" xlink:href="https://friedolin.uni-jena.de/qisserver/rds?state=verpublish&amp;status=init&amp;vmfile=no&amp;moduleCall=webInfo&amp;publishConfFile=webInfoRaum&amp;publishSubDir=raum&amp;keep=y&amp;raum.rgid=30249" office:target-frame-name="_top" xlink:show="replace"><text:span text:style-name="T16">Carl-Zeiß-Straße 3 - SR 208</text:span></text:a></text:p>
      <text:p text:style-name="Normal"><text:span text:style-name="T17">Course description</text:span></text:p>
      <text:p text:style-name="P18">This course introduces basic concepts and methods in corpus linguistics. It is at an undergraduate level.</text:p>
      <text:p text:style-name="P19">Requirements and marking system</text:p>
      <text:list text:style-name="LFO1" text:continue-numbering="true">
        <text:list-item>
          <text:p text:style-name="P20">Homeworks: there will be five homework assignments. You have to do all of them and pass four of them in order to be able to be able to do the final project.<text:s/></text:p>
        </text:list-item>
        <text:list-item>
          <text:p text:style-name="P21">The final project will be 6-8 pages. You have two options: (i) use an available corpus to desribe some linguistic phenomenon quantitatively; (ii) construct a pilot corpus and write a paper describing its structure and motivation. You will be graded on your final project.</text:p>
        </text:list-item>
      </text:list>
      <text:p text:style-name="Normal"><text:span text:style-name="T22">Textbooks:</text:span></text:p>
      <text:p text:style-name="Normal"><text:span text:style-name="T23">Barth, Danielle &amp; Stefan Schnell. 2022.<text:s/></text:span><text:span text:style-name="T24">Understanding Corpus Linguistics</text:span><text:span text:style-name="T25">. Routledge: New York.<text:s/></text:span></text:p>
      <text:p text:style-name="P26">(other chapters of textbooks will be suggested as we move along with the course – they will be posted on moodle).</text:p>
      <text:p text:style-name="P27">Rough schedule (but you should design your own study schedule with my consultation)</text:p>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Lecture</text:p>
          </table:table-cell>
          <table:table-cell table:style-name="TableCell36">
            <text:p text:style-name="P37">Date</text:p>
          </table:table-cell>
          <table:table-cell table:style-name="TableCell38">
            <text:p text:style-name="P39">Topic/Tasks</text:p>
          </table:table-cell>
          <table:table-cell table:style-name="TableCell40">
            <text:p text:style-name="P41">Readings/Extra information/tools</text:p>
          </table:table-cell>
        </table:table-row>
        <table:table-row table:style-name="TableRow42">
          <table:table-cell table:style-name="TableCell43">
            <text:p text:style-name="P44">Introduction &amp; Basic concepts</text:p>
          </table:table-cell>
          <table:table-cell table:style-name="TableCell45">
            <text:p text:style-name="P46"><text:span text:style-name="T47">October 20</text:span><text:span text:style-name="T48">th</text:span><text:span text:style-name="T49"><text:s text:c="2"/></text:span></text:p>
          </table:table-cell>
          <table:table-cell table:style-name="TableCell50">
            <text:p text:style-name="P51"/>
          </table:table-cell>
          <table:table-cell table:style-name="TableCell52">
            <text:p text:style-name="P53"/>
          </table:table-cell>
        </table:table-row>
        <table:table-row table:style-name="TableRow54">
          <table:table-cell table:style-name="TableCell55">
            <text:p text:style-name="P56">Corpus Types</text:p>
          </table:table-cell>
          <table:table-cell table:style-name="TableCell57">
            <text:p text:style-name="P58"><text:span text:style-name="T59">October 27</text:span><text:span text:style-name="T60">th</text:span><text:span text:style-name="T61"><text:s/></text:span></text:p>
          </table:table-cell>
          <table:table-cell table:style-name="TableCell62">
            <text:p text:style-name="P63"/>
          </table:table-cell>
          <table:table-cell table:style-name="TableCell64">
            <text:p text:style-name="P65">B&amp;S 2022: Ch. 1-2</text:p>
          </table:table-cell>
        </table:table-row>
        <table:table-row table:style-name="TableRow66">
          <table:table-cell table:style-name="TableCell67">
            <text:p text:style-name="P68">Levels of Linguistic representation</text:p>
          </table:table-cell>
          <table:table-cell table:style-name="TableCell69">
            <text:p text:style-name="P70"><text:span text:style-name="T71">November 3</text:span><text:span text:style-name="T72">rd</text:span><text:span text:style-name="T73"><text:s/></text:span></text:p>
          </table:table-cell>
          <table:table-cell table:style-name="TableCell74">
            <text:p text:style-name="P75">Homework 1 due</text:p>
          </table:table-cell>
          <table:table-cell table:style-name="TableCell76">
            <text:p text:style-name="P77">B&amp;S 2022: Ch. 3</text:p>
          </table:table-cell>
        </table:table-row>
        <table:table-row table:style-name="TableRow78">
          <table:table-cell table:style-name="TableCell79">
            <text:p text:style-name="P80">Levels of Linguistic representation</text:p>
          </table:table-cell>
          <table:table-cell table:style-name="TableCell81">
            <text:p text:style-name="P82"><text:span text:style-name="T83">November 10</text:span><text:span text:style-name="T84">th</text:span><text:span text:style-name="T85"><text:s/></text:span></text:p>
          </table:table-cell>
          <table:table-cell table:style-name="TableCell86">
            <text:p text:style-name="P87"/>
          </table:table-cell>
          <table:table-cell table:style-name="TableCell88">
            <text:p text:style-name="P89">B&amp;S 2022: Ch. 4</text:p>
          </table:table-cell>
        </table:table-row>
        <table:table-row table:style-name="TableRow90">
          <table:table-cell table:style-name="TableCell91">
            <text:p text:style-name="P92">Corpus queries &amp; Introduction to SketchEngine<text:s/></text:p>
          </table:table-cell>
          <table:table-cell table:style-name="TableCell93">
            <text:p text:style-name="P94"><text:span text:style-name="T95">November 17</text:span><text:span text:style-name="T96">th</text:span><text:span text:style-name="T97"><text:s/></text:span></text:p>
          </table:table-cell>
          <table:table-cell table:style-name="TableCell98">
            <text:p text:style-name="P99">Homework 2 due</text:p>
          </table:table-cell>
          <table:table-cell table:style-name="TableCell100">
            <text:p text:style-name="P101">B&amp;S 2022: Ch. 5</text:p>
          </table:table-cell>
        </table:table-row>
        <table:table-row table:style-name="TableRow102">
          <table:table-cell table:style-name="TableCell103">
            <text:p text:style-name="P104">SketchEngine</text:p>
          </table:table-cell>
          <table:table-cell table:style-name="TableCell105">
            <text:p text:style-name="P106"><text:span text:style-name="T107">November 24</text:span><text:span text:style-name="T108">th</text:span><text:span text:style-name="T109"><text:s/></text:span></text:p>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Corpus annotation – construction</text:p>
          </table:table-cell>
          <table:table-cell table:style-name="TableCell117">
            <text:p text:style-name="P118"><text:span text:style-name="T119">December 1</text:span><text:span text:style-name="T120">st</text:span></text:p>
          </table:table-cell>
          <table:table-cell table:style-name="TableCell121">
            <text:p text:style-name="P122">Homework 3 due</text:p>
          </table:table-cell>
          <table:table-cell table:style-name="TableCell123">
            <text:p text:style-name="P124">B&amp;S 2022: Ch.6-7</text:p>
          </table:table-cell>
        </table:table-row>
        <table:table-row table:style-name="TableRow125">
          <table:table-cell table:style-name="TableCell126">
            <text:p text:style-name="P127">Corpus annotation – construction</text:p>
          </table:table-cell>
          <table:table-cell table:style-name="TableCell128">
            <text:p text:style-name="P129"><text:span text:style-name="T130">December 8</text:span><text:span text:style-name="T131">th</text:span><text:span text:style-name="T132"><text:s/></text:span></text:p>
          </table:table-cell>
          <table:table-cell table:style-name="TableCell133">
            <text:p text:style-name="P134"/>
          </table:table-cell>
          <table:table-cell table:style-name="TableCell135">
            <text:p text:style-name="P136">B&amp;S 2022: Ch.6-7</text:p>
          </table:table-cell>
        </table:table-row>
        <table:table-row table:style-name="TableRow137">
          <table:table-cell table:style-name="TableCell138">
            <text:p text:style-name="P139">Statistical description in corpus linguistics</text:p>
          </table:table-cell>
          <table:table-cell table:style-name="TableCell140">
            <text:p text:style-name="P141"><text:span text:style-name="T142">December 15</text:span><text:span text:style-name="T143">th</text:span><text:span text:style-name="T144"><text:s/></text:span></text:p>
          </table:table-cell>
          <table:table-cell table:style-name="TableCell145">
            <text:p text:style-name="P146">Homework 4 due</text:p>
          </table:table-cell>
          <table:table-cell table:style-name="TableCell147">
            <text:p text:style-name="P148">Ch. 8</text:p>
          </table:table-cell>
        </table:table-row>
        <text:soft-page-break/>
        <table:table-row table:style-name="TableRow149">
          <table:table-cell table:style-name="TableCell150">
            <text:p text:style-name="P151">Statistical description in corpus linguistics &amp; R</text:p>
          </table:table-cell>
          <table:table-cell table:style-name="TableCell152">
            <text:p text:style-name="P153"><text:span text:style-name="T154">January 5</text:span><text:span text:style-name="T155">th</text:span><text:span text:style-name="T156"><text:s/></text:span></text:p>
          </table:table-cell>
          <table:table-cell table:style-name="TableCell157">
            <text:p text:style-name="P158"/>
          </table:table-cell>
          <table:table-cell table:style-name="TableCell159">
            <text:p text:style-name="P160">Ch. 8</text:p>
          </table:table-cell>
        </table:table-row>
        <table:table-row table:style-name="TableRow161">
          <table:table-cell table:style-name="TableCell162">
            <text:p text:style-name="P163">Corpora in sociolinguistics</text:p>
          </table:table-cell>
          <table:table-cell table:style-name="TableCell164">
            <text:p text:style-name="P165"><text:span text:style-name="T166">January 12</text:span><text:span text:style-name="T167">th</text:span><text:span text:style-name="T168"><text:s/></text:span></text:p>
          </table:table-cell>
          <table:table-cell table:style-name="TableCell169">
            <text:p text:style-name="P170">Homework 5 due</text:p>
          </table:table-cell>
          <table:table-cell table:style-name="TableCell171">
            <text:p text:style-name="P172">Ch.9<text:s/></text:p>
          </table:table-cell>
        </table:table-row>
        <table:table-row table:style-name="TableRow173">
          <table:table-cell table:style-name="TableCell174">
            <text:p text:style-name="P175">Corpora in language documentation</text:p>
          </table:table-cell>
          <table:table-cell table:style-name="TableCell176">
            <text:p text:style-name="P177"><text:span text:style-name="T178">January 19</text:span><text:span text:style-name="T179">th</text:span></text:p>
          </table:table-cell>
          <table:table-cell table:style-name="TableCell180">
            <text:p text:style-name="P181"/>
          </table:table-cell>
          <table:table-cell table:style-name="TableCell182">
            <text:p text:style-name="P183">Ch.10</text:p>
          </table:table-cell>
        </table:table-row>
        <table:table-row table:style-name="TableRow184">
          <table:table-cell table:style-name="TableCell185">
            <text:p text:style-name="P186">Corpora in language typology</text:p>
          </table:table-cell>
          <table:table-cell table:style-name="TableCell187">
            <text:p text:style-name="P188"><text:span text:style-name="T189">January 26</text:span><text:span text:style-name="T190">th</text:span><text:span text:style-name="T191"><text:s/></text:span></text:p>
          </table:table-cell>
          <table:table-cell table:style-name="TableCell192">
            <text:p text:style-name="P193">Final project draft</text:p>
          </table:table-cell>
          <table:table-cell table:style-name="TableCell194">
            <text:p text:style-name="P195">Ch.11</text:p>
          </table:table-cell>
        </table:table-row>
        <table:table-row table:style-name="TableRow196">
          <table:table-cell table:style-name="TableCell197">
            <text:p text:style-name="P198"/>
          </table:table-cell>
          <table:table-cell table:style-name="TableCell199">
            <text:p text:style-name="P200">February 14th<text:s/></text:p>
          </table:table-cell>
          <table:table-cell table:style-name="TableCell201">
            <text:p text:style-name="P202">Final project</text:p>
          </table:table-cell>
          <table:table-cell table:style-name="TableCell203">
            <text:p text:style-name="P204"/>
          </table:table-cell>
        </table:table-row>
      </table:table>
      <text:p text:style-name="P205"/>
      <text:p text:style-name="P206"/>
      <text:p text:style-name="P207"/>
      <text:p text:style-name="P208"/>
      <text:p text:style-name="P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B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asian="Times New Roman"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2F5496"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sian="Times New Roman" style:font-name-complex="Times New Roman" fo:color="#2F5496" style:font-size-complex="13pt"/>
    </style:style>
    <style:style style:name="Caption" style:display-name="Caption" style:family="paragraph" style:parent-style-name="Normal" style:next-style-name="Normal">
      <style:paragraph-properties fo:margin-bottom="0.1388in" fo:line-height="100%"/>
      <style:text-properties style:font-style-complex="italic" fo:color="#000000" style:font-size-complex="9pt" fo:hyphenate="false"/>
    </style:style>
    <style:style style:name="Heading3Char" style:display-name="Heading 3 Char" style:family="text" style:parent-style-name="DefaultParagraphFont">
      <style:text-properties style:font-name-asian="Times New Roman" style:font-name-complex="Times New Roman" fo:color="#1F3763" style:font-size-complex="12pt"/>
    </style:style>
    <style:style style:name="Heading1Char" style:display-name="Heading 1 Char" style:family="text" style:parent-style-name="DefaultParagraphFont">
      <style:text-properties style:font-name-asian="Times New Roman" style:font-name-complex="Times New Roman" fo:color="#000000" fo:font-size="16pt" style:font-size-asian="16pt" style:font-size-complex="16pt"/>
    </style:style>
    <style:style style:name="Subtitle" style:display-name="Subtitle" style:family="paragraph" style:parent-style-name="Normal" style:next-style-name="Normal">
      <style:paragraph-properties fo:text-align="center"/>
      <style:text-properties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asian="Times New Roman" fo:color="#5A5A5A" fo:letter-spacing="0.0104in" fo:font-size="11pt" style:font-size-asian="11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fo:margin-bottom="0in" fo:line-height="100%"/>
      <style:text-properties style:font-name="Liberation Serif" style:font-name-asian="NSimSun" style:font-name-complex="Arial" style:language-asian="zh" style:country-asian="CN" style:language-complex="hi" style:country-complex="I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0.7479in" fo:margin-bottom="1in" fo:margin-right="0.7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am Tallman</meta:initial-creator>
    <dc:creator>Adam Tallman</dc:creator>
    <meta:creation-date>2023-10-16T07:06:00Z</meta:creation-date>
    <dc:date>2023-10-21T15:00:00Z</dc:date>
    <meta:template xlink:href="Normal.dotm" xlink:type="simple"/>
    <meta:editing-cycles>8</meta:editing-cycles>
    <meta:editing-duration>PT64800S</meta:editing-duration>
    <meta:document-statistic meta:page-count="2" meta:paragraph-count="4" meta:word-count="380" meta:character-count="2471" meta:row-count="17" meta:non-whitespace-character-count="2095"/>
  </office:meta>
</office:document-meta>
</file>